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6.99pt"/>
    </style:style>
    <style:style style:name="co2" style:family="table-column">
      <style:table-column-properties fo:break-before="auto" style:column-width="100.01pt"/>
    </style:style>
    <style:style style:name="co3" style:family="table-column">
      <style:table-column-properties fo:break-before="auto" style:column-width="179.04pt"/>
    </style:style>
    <style:style style:name="co4" style:family="table-column">
      <style:table-column-properties fo:break-before="auto" style:column-width="142.81pt"/>
    </style:style>
    <style:style style:name="co5" style:family="table-column">
      <style:table-column-properties fo:break-before="auto" style:column-width="59.75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 style:data-style-name="N1012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>
      <style:table-cell-properties style:diagonal-bl-tr="none" style:diagonal-tl-br="none" fo:border="0.74pt solid #000000" style:rotation-align="none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date" office:date-value="2018-11-16" calcext:value-type="date">
            <text:p>11/16/2018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float" office:value="42.868629" calcext:value-type="float">
            <text:p>42.868629</text:p>
          </table:table-cell>
          <table:table-cell table:style-name="ce6" office:value-type="float" office:value="-73.808411" calcext:value-type="float">
            <text:p>-73.808411</text:p>
          </table:table-cell>
          <table:table-cell table:style-name="ce9" table:number-columns-repeated="1020"/>
        </table:table-row>
        <table:table-row table:style-name="ro2">
          <table:table-cell table:style-name="ce1" office:value-type="date" office:date-value="2018-01-05" calcext:value-type="date">
            <text:p>1/5/2018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float" office:value="42.868629" calcext:value-type="float">
            <text:p>42.868629</text:p>
          </table:table-cell>
          <table:table-cell table:style-name="ce6" office:value-type="float" office:value="-73.808411" calcext:value-type="float">
            <text:p>-73.808411</text:p>
          </table:table-cell>
          <table:table-cell table:number-columns-repeated="1020"/>
        </table:table-row>
        <table:table-row table:style-name="ro3">
          <table:table-cell table:style-name="ce1" office:value-type="date" office:date-value="2018-01-17" calcext:value-type="date">
            <text:p>1/17/2018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42.868629" calcext:value-type="float">
            <text:p>42.868629</text:p>
          </table:table-cell>
          <table:table-cell table:style-name="ce6" office:value-type="float" office:value="-73.808411" calcext:value-type="float">
            <text:p>-73.808411</text:p>
          </table:table-cell>
          <table:table-cell table:style-name="ce10" table:number-columns-repeated="1020"/>
        </table:table-row>
        <table:table-row table:style-name="ro2">
          <table:table-cell table:style-name="ce1" office:value-type="date" office:date-value="2013-03-08" calcext:value-type="date">
            <text:p>3/8/2013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42.868629" calcext:value-type="float">
            <text:p>42.868629</text:p>
          </table:table-cell>
          <table:table-cell table:style-name="ce6" office:value-type="float" office:value="-73.808411" calcext:value-type="float">
            <text:p>-73.808411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7-03-15" calcext:value-type="date">
            <text:p>3/15/2017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42.868629" calcext:value-type="float">
            <text:p>42.868629</text:p>
          </table:table-cell>
          <table:table-cell table:style-name="ce6" office:value-type="float" office:value="-73.808411" calcext:value-type="float">
            <text:p>-73.808411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7-02-13" calcext:value-type="date">
            <text:p>2/13/2017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42.868629" calcext:value-type="float">
            <text:p>42.868629</text:p>
          </table:table-cell>
          <table:table-cell table:style-name="ce6" office:value-type="float" office:value="-73.808411" calcext:value-type="float">
            <text:p>-73.808411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5-01-08" calcext:value-type="date">
            <text:p>1/8/2015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42.868629" calcext:value-type="float">
            <text:p>42.868629</text:p>
          </table:table-cell>
          <table:table-cell table:style-name="ce6" office:value-type="float" office:value="-73.808411" calcext:value-type="float">
            <text:p>-73.808411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4-12-11" calcext:value-type="date">
            <text:p>12/11/2014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42.868629" calcext:value-type="float">
            <text:p>42.868629</text:p>
          </table:table-cell>
          <table:table-cell table:style-name="ce6" office:value-type="float" office:value="-73.808411" calcext:value-type="float">
            <text:p>-73.808411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2-01-12" calcext:value-type="date">
            <text:p>1/12/2012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42.868629" calcext:value-type="float">
            <text:p>42.868629</text:p>
          </table:table-cell>
          <table:table-cell table:style-name="ce6" office:value-type="float" office:value="-73.808411" calcext:value-type="float">
            <text:p>-73.808411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4-03-13" calcext:value-type="date">
            <text:p>3/13/2014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42.868629" calcext:value-type="float">
            <text:p>42.868629</text:p>
          </table:table-cell>
          <table:table-cell table:style-name="ce6" office:value-type="float" office:value="-73.808411" calcext:value-type="float">
            <text:p>-73.808411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6-12-12" calcext:value-type="date">
            <text:p>12/12/2016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42.868629" calcext:value-type="float">
            <text:p>42.868629</text:p>
          </table:table-cell>
          <table:table-cell table:style-name="ce6" office:value-type="float" office:value="-73.808411" calcext:value-type="float">
            <text:p>-73.808411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1-01-21" calcext:value-type="date">
            <text:p>1/21/2011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42.868629" calcext:value-type="float">
            <text:p>42.868629</text:p>
          </table:table-cell>
          <table:table-cell table:style-name="ce6" office:value-type="float" office:value="-73.808411" calcext:value-type="float">
            <text:p>-73.808411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9-02-28" calcext:value-type="date">
            <text:p>2/28/2019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42.868629" calcext:value-type="float">
            <text:p>42.868629</text:p>
          </table:table-cell>
          <table:table-cell table:style-name="ce6" office:value-type="float" office:value="-73.808411" calcext:value-type="float">
            <text:p>-73.808411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9-03-13" calcext:value-type="date">
            <text:p>3/13/2019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float" office:value="42.868629" calcext:value-type="float">
            <text:p>42.868629</text:p>
          </table:table-cell>
          <table:table-cell table:style-name="ce6" office:value-type="float" office:value="-73.808411" calcext:value-type="float">
            <text:p>-73.808411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1-03-07" calcext:value-type="date">
            <text:p>3/7/2011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42.868629" calcext:value-type="float">
            <text:p>42.868629</text:p>
          </table:table-cell>
          <table:table-cell table:style-name="ce6" office:value-type="float" office:value="-73.808411" calcext:value-type="float">
            <text:p>-73.808411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3-02-27" calcext:value-type="date">
            <text:p>2/27/2013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42.868629" calcext:value-type="float">
            <text:p>42.868629</text:p>
          </table:table-cell>
          <table:table-cell table:style-name="ce6" office:value-type="float" office:value="-73.808411" calcext:value-type="float">
            <text:p>-73.808411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9-02-12" calcext:value-type="date">
            <text:p>2/12/2019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float" office:value="42.868629" calcext:value-type="float">
            <text:p>42.868629</text:p>
          </table:table-cell>
          <table:table-cell table:style-name="ce6" office:value-type="float" office:value="-73.808411" calcext:value-type="float">
            <text:p>-73.808411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4-02-13" calcext:value-type="date">
            <text:p>2/13/2014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float" office:value="42.868629" calcext:value-type="float">
            <text:p>42.868629</text:p>
          </table:table-cell>
          <table:table-cell table:style-name="ce6" office:value-type="float" office:value="-73.808411" calcext:value-type="float">
            <text:p>-73.808411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7-12-22" calcext:value-type="date">
            <text:p>12/22/2017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42.868629" calcext:value-type="float">
            <text:p>42.868629</text:p>
          </table:table-cell>
          <table:table-cell table:style-name="ce6" office:value-type="float" office:value="-73.808411" calcext:value-type="float">
            <text:p>-73.808411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8-11-16" calcext:value-type="date">
            <text:p>11/16/2018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42.868629" calcext:value-type="float">
            <text:p>42.868629</text:p>
          </table:table-cell>
          <table:table-cell table:style-name="ce6" office:value-type="float" office:value="-73.808411" calcext:value-type="float">
            <text:p>-73.808411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7-02-24" calcext:value-type="date">
            <text:p>2/24/2017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42.868629" calcext:value-type="float">
            <text:p>42.868629</text:p>
          </table:table-cell>
          <table:table-cell table:style-name="ce6" office:value-type="float" office:value="-73.808411" calcext:value-type="float">
            <text:p>-73.808411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7-03-14" calcext:value-type="date">
            <text:p>3/14/2017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42.868629" calcext:value-type="float">
            <text:p>42.868629</text:p>
          </table:table-cell>
          <table:table-cell table:style-name="ce6" office:value-type="float" office:value="-73.808411" calcext:value-type="float">
            <text:p>-73.808411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1-02-02" calcext:value-type="date">
            <text:p>2/2/2011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42.868629" calcext:value-type="float">
            <text:p>42.868629</text:p>
          </table:table-cell>
          <table:table-cell table:style-name="ce6" office:value-type="float" office:value="-73.808411" calcext:value-type="float">
            <text:p>-73.808411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1-01-12" calcext:value-type="date">
            <text:p>1/12/2011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42.868629" calcext:value-type="float">
            <text:p>42.868629</text:p>
          </table:table-cell>
          <table:table-cell table:style-name="ce6" office:value-type="float" office:value="-73.808411" calcext:value-type="float">
            <text:p>-73.808411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7-03-15" calcext:value-type="date">
            <text:p>3/15/2017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42.868629" calcext:value-type="float">
            <text:p>42.868629</text:p>
          </table:table-cell>
          <table:table-cell table:style-name="ce6" office:value-type="float" office:value="-73.808411" calcext:value-type="float">
            <text:p>-73.808411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4-02-05" calcext:value-type="date">
            <text:p>2/5/2014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42.868629" calcext:value-type="float">
            <text:p>42.868629</text:p>
          </table:table-cell>
          <table:table-cell table:style-name="ce6" office:value-type="float" office:value="-73.808411" calcext:value-type="float">
            <text:p>-73.808411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1-03-07" calcext:value-type="date">
            <text:p>3/7/2011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42.868629" calcext:value-type="float">
            <text:p>42.868629</text:p>
          </table:table-cell>
          <table:table-cell table:style-name="ce6" office:value-type="float" office:value="-73.808411" calcext:value-type="float">
            <text:p>-73.808411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1-01-18" calcext:value-type="date">
            <text:p>1/18/2011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42.868629" calcext:value-type="float">
            <text:p>42.868629</text:p>
          </table:table-cell>
          <table:table-cell table:style-name="ce6" office:value-type="float" office:value="-73.808411" calcext:value-type="float">
            <text:p>-73.808411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8-03-02" calcext:value-type="date">
            <text:p>3/2/2018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42.868629" calcext:value-type="float">
            <text:p>42.868629</text:p>
          </table:table-cell>
          <table:table-cell table:style-name="ce6" office:value-type="float" office:value="-73.808411" calcext:value-type="float">
            <text:p>-73.808411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7-02-09" calcext:value-type="date">
            <text:p>2/9/2017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42.868629" calcext:value-type="float">
            <text:p>42.868629</text:p>
          </table:table-cell>
          <table:table-cell table:style-name="ce6" office:value-type="float" office:value="-73.808411" calcext:value-type="float">
            <text:p>-73.808411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4-02-14" calcext:value-type="date">
            <text:p>2/14/2014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42.868629" calcext:value-type="float">
            <text:p>42.868629</text:p>
          </table:table-cell>
          <table:table-cell table:style-name="ce6" office:value-type="float" office:value="-73.808411" calcext:value-type="float">
            <text:p>-73.808411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2-03-01" calcext:value-type="date">
            <text:p>3/1/2012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42.868629" calcext:value-type="float">
            <text:p>42.868629</text:p>
          </table:table-cell>
          <table:table-cell table:style-name="ce6" office:value-type="float" office:value="-73.808411" calcext:value-type="float">
            <text:p>-73.808411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5-02-09" calcext:value-type="date">
            <text:p>2/9/2015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42.868629" calcext:value-type="float">
            <text:p>42.868629</text:p>
          </table:table-cell>
          <table:table-cell table:style-name="ce6" office:value-type="float" office:value="-73.808411" calcext:value-type="float">
            <text:p>-73.808411</text:p>
          </table:table-cell>
          <table:table-cell table:number-columns-repeated="1020"/>
        </table:table-row>
        <table:table-row table:style-name="ro2" table:number-rows-repeated="3">
          <table:table-cell table:style-name="ce1"/>
          <table:table-cell table:style-name="ce4"/>
          <table:table-cell table:style-name="ce6"/>
          <table:table-cell table:style-name="ce8"/>
          <table:table-cell table:number-columns-repeated="1020"/>
        </table:table-row>
        <table:table-row table:style-name="ro2" table:number-rows-repeated="2">
          <table:table-cell table:style-name="ce1"/>
          <table:table-cell table:style-name="ce3"/>
          <table:table-cell table:style-name="ce6"/>
          <table:table-cell table:style-name="ce8"/>
          <table:table-cell table:number-columns-repeated="1020"/>
        </table:table-row>
        <table:table-row table:style-name="ro2">
          <table:table-cell table:style-name="ce1"/>
          <table:table-cell table:style-name="ce4"/>
          <table:table-cell table:style-name="ce6"/>
          <table:table-cell table:style-name="ce8"/>
          <table:table-cell table:number-columns-repeated="1020"/>
        </table:table-row>
        <table:table-row table:style-name="ro2">
          <table:table-cell table:style-name="ce1"/>
          <table:table-cell table:style-name="ce3"/>
          <table:table-cell table:style-name="ce6"/>
          <table:table-cell table:style-name="ce8"/>
          <table:table-cell table:number-columns-repeated="1020"/>
        </table:table-row>
        <table:table-row table:style-name="ro2">
          <table:table-cell table:style-name="ce1"/>
          <table:table-cell table:style-name="ce4"/>
          <table:table-cell table:style-name="ce6"/>
          <table:table-cell table:style-name="ce8"/>
          <table:table-cell table:number-columns-repeated="1020"/>
        </table:table-row>
        <table:table-row table:style-name="ro2">
          <table:table-cell table:style-name="ce1"/>
          <table:table-cell table:style-name="ce3"/>
          <table:table-cell table:style-name="ce6"/>
          <table:table-cell table:style-name="ce8"/>
          <table:table-cell table:number-columns-repeated="1020"/>
        </table:table-row>
        <table:table-row table:style-name="ro2">
          <table:table-cell table:style-name="ce1"/>
          <table:table-cell table:style-name="ce4"/>
          <table:table-cell table:style-name="ce6"/>
          <table:table-cell table:style-name="ce8"/>
          <table:table-cell table:number-columns-repeated="1020"/>
        </table:table-row>
        <table:table-row table:style-name="ro2" table:number-rows-repeated="2">
          <table:table-cell table:style-name="ce1"/>
          <table:table-cell table:style-name="ce3"/>
          <table:table-cell table:style-name="ce6"/>
          <table:table-cell table:style-name="ce8"/>
          <table:table-cell table:number-columns-repeated="1020"/>
        </table:table-row>
        <table:table-row table:style-name="ro2">
          <table:table-cell table:style-name="ce1"/>
          <table:table-cell table:style-name="ce4"/>
          <table:table-cell table:style-name="ce6"/>
          <table:table-cell table:style-name="ce8"/>
          <table:table-cell table:number-columns-repeated="1020"/>
        </table:table-row>
        <table:table-row table:style-name="ro2">
          <table:table-cell table:style-name="ce1"/>
          <table:table-cell table:style-name="ce3"/>
          <table:table-cell table:style-name="ce6"/>
          <table:table-cell table:style-name="ce8"/>
          <table:table-cell table:number-columns-repeated="1020"/>
        </table:table-row>
        <table:table-row table:style-name="ro2">
          <table:table-cell table:style-name="ce1"/>
          <table:table-cell table:style-name="ce4"/>
          <table:table-cell table:style-name="ce6"/>
          <table:table-cell table:style-name="ce8"/>
          <table:table-cell table:number-columns-repeated="1020"/>
        </table:table-row>
        <table:table-row table:style-name="ro2" table:number-rows-repeated="8">
          <table:table-cell table:style-name="ce1"/>
          <table:table-cell table:style-name="ce3"/>
          <table:table-cell table:style-name="ce6"/>
          <table:table-cell table:style-name="ce8"/>
          <table:table-cell table:number-columns-repeated="1020"/>
        </table:table-row>
        <table:table-row table:style-name="ro2">
          <table:table-cell table:style-name="ce2"/>
          <table:table-cell table:style-name="ce3"/>
          <table:table-cell table:number-columns-repeated="1022"/>
        </table:table-row>
        <table:table-row table:style-name="ro2" table:number-rows-repeated="9">
          <table:table-cell/>
          <table:table-cell table:style-name="Default"/>
          <table:table-cell table:number-columns-repeated="1022"/>
        </table:table-row>
        <table:table-row table:style-name="ro2" table:number-rows-repeated="3">
          <table:table-cell table:style-name="ce3"/>
          <table:table-cell table:style-name="Default"/>
          <table:table-cell table:number-columns-repeated="1022"/>
        </table:table-row>
        <table:table-row table:style-name="ro2">
          <table:table-cell table:style-name="ce3"/>
          <table:table-cell table:style-name="ce2"/>
          <table:table-cell table:style-name="ce3"/>
          <table:table-cell table:number-columns-repeated="1021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5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5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5">00/00/0000</text:date>, <text:time style:data-style-name="N2" text:time-value="08:57:55.0112064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print-date>2019-07-16T13:55:09</meta:print-date>
    <meta:creation-date>2019-07-16T13:30:40</meta:creation-date>
    <dc:date>2019-07-25T08:59:22.318028922</dc:date>
    <meta:generator>LibreOffice/6.2.5.2$Linux_X86_64 LibreOffice_project/a887734edd14b7c31b8ab527c0422d03c5e16f8b</meta:generator>
    <meta:editing-duration>PT18M20S</meta:editing-duration>
    <meta:editing-cycles>6</meta:editing-cycles>
    <meta:document-statistic meta:table-count="3" meta:cell-count="132" meta:object-count="0"/>
    <meta:user-defined meta:name="AppVersion">16.0300</meta:user-defined>
    <meta:user-defined meta:name="Company">East Greenbush Central S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